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2pt" style:font-size-asian="12pt" style:font-size-complex="12pt"/>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Title">
      <style:paragraph-properties fo:line-height="115%" fo:break-before="auto" fo:break-after="auto" style:writing-mode="lr-tb"/>
    </style:style>
    <style:style style:name="P6" style:family="paragraph" style:parent-style-name="Standard">
      <style:paragraph-properties fo:margin-left="0cm" fo:margin-right="0cm" fo:line-height="115%" fo:text-indent="0cm" style:auto-text-indent="false" fo:break-before="auto" fo:break-after="auto" style:writing-mode="lr-tb"/>
    </style:style>
    <style:style style:name="P7" style:family="paragraph" style:parent-style-name="Subtitle">
      <style:paragraph-properties fo:line-height="115%" fo:break-before="page" style:writing-mode="lr-tb"/>
    </style:style>
    <style:style style:name="P8" style:family="paragraph" style:parent-style-name="Standard">
      <style:paragraph-properties fo:line-height="115%" fo:break-before="page"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27cm" fo:margin-right="0cm" fo:line-height="115%" fo:text-indent="0cm" style:auto-text-indent="false" fo:break-before="auto" fo:break-after="auto" style:writing-mode="lr-tb"/>
      <style:text-properties fo:font-size="10pt" style:font-size-asian="10pt" style:font-size-complex="10pt"/>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line-height="115%" fo:text-indent="1.27cm" style:auto-text-indent="false" fo:break-before="auto" fo:break-after="auto" style:writing-mode="lr-tb"/>
      <style:text-properties fo:font-weight="bold" style:font-weight-asian="bold" style:font-weight-complex="bold"/>
    </style:style>
    <style:style style:name="P13" style:family="paragraph" style:parent-style-name="Standard">
      <style:paragraph-properties fo:margin-left="1.27cm" fo:margin-right="0cm" fo:line-height="115%" fo:text-indent="1.27cm" style:auto-text-indent="false" fo:break-before="auto" fo:break-after="auto" style:writing-mode="lr-tb"/>
    </style:style>
    <style:style style:name="P14" style:family="paragraph" style:parent-style-name="Standard">
      <style:paragraph-properties fo:margin-top="0cm" fo:margin-bottom="0cm" style:contextual-spacing="false" fo:line-height="115%" style:writing-mode="lr-tb"/>
    </style:style>
    <style:style style:name="P15" style:family="paragraph" style:parent-style-name="Standard">
      <style:paragraph-properties fo:margin-top="0cm" fo:margin-bottom="0cm" style:contextual-spacing="false" fo:line-height="115%" fo:text-align="justify" style:justify-single-word="false" style:writing-mode="lr-tb"/>
    </style:style>
    <style:style style:name="P16" style:family="paragraph" style:parent-style-name="Standard">
      <style:paragraph-properties fo:margin-top="0cm" fo:margin-bottom="0cm" style:contextual-spacing="false" fo:line-height="115%" fo:text-align="justify" style:justify-single-word="false" style:writing-mode="lr-tb"/>
      <style:text-properties officeooo:paragraph-rsid="000d38d3"/>
    </style:style>
    <style:style style:name="P17" style:family="paragraph" style:parent-style-name="Standard">
      <style:paragraph-properties fo:margin-top="0cm" fo:margin-bottom="0cm" style:contextual-spacing="false" fo:line-height="115%" style:writing-mode="lr-tb"/>
      <style:text-properties officeooo:paragraph-rsid="00142a7b"/>
    </style:style>
    <style:style style:name="P18" style:family="paragraph" style:parent-style-name="Standard">
      <style:paragraph-properties fo:margin-top="0cm" fo:margin-bottom="0cm" style:contextual-spacing="false" fo:line-height="115%" style:writing-mode="lr-tb"/>
      <style:text-properties fo:color="#800000"/>
    </style:style>
    <style:style style:name="P19" style:family="paragraph" style:parent-style-name="Standard">
      <style:paragraph-properties fo:margin-top="0cm" fo:margin-bottom="0cm" style:contextual-spacing="false" fo:line-height="115%" style:writing-mode="lr-tb"/>
      <style:text-properties fo:color="#800000" officeooo:paragraph-rsid="00124264"/>
    </style:style>
    <style:style style:name="P20" style:family="paragraph" style:parent-style-name="Standard">
      <style:paragraph-properties fo:margin-top="0cm" fo:margin-bottom="0cm" style:contextual-spacing="false" fo:line-height="115%" style:writing-mode="lr-tb"/>
      <style:text-properties fo:color="#800000" officeooo:paragraph-rsid="00142a7b"/>
    </style:style>
    <style:style style:name="P21" style:family="paragraph" style:parent-style-name="Standard">
      <style:paragraph-properties fo:margin-top="0cm" fo:margin-bottom="0cm" style:contextual-spacing="false" fo:line-height="115%" fo:text-align="justify" style:justify-single-word="false" style:writing-mode="lr-tb"/>
      <style:text-properties fo:color="#800000" style:text-underline-style="none" officeooo:rsid="00098d66"/>
    </style:style>
    <style:style style:name="P22" style:family="paragraph" style:parent-style-name="Standard">
      <style:paragraph-properties fo:margin-top="0cm" fo:margin-bottom="0cm" style:contextual-spacing="false" fo:line-height="115%" fo:text-align="justify" style:justify-single-word="false" style:writing-mode="lr-tb"/>
      <style:text-properties fo:color="#800000" officeooo:rsid="000b46c0" officeooo:paragraph-rsid="000d38d3"/>
    </style:style>
    <style:style style:name="P23" style:family="paragraph" style:parent-style-name="Standard">
      <style:paragraph-properties fo:margin-top="0cm" fo:margin-bottom="0cm" style:contextual-spacing="false" fo:line-height="115%" fo:text-align="justify" style:justify-single-word="false" style:writing-mode="lr-tb"/>
      <style:text-properties fo:color="#800000" officeooo:rsid="000d38d3" officeooo:paragraph-rsid="000d38d3"/>
    </style:style>
    <style:style style:name="P24" style:family="paragraph" style:parent-style-name="Standard">
      <style:paragraph-properties fo:margin-top="0cm" fo:margin-bottom="0cm" style:contextual-spacing="false" fo:line-height="115%" style:writing-mode="lr-tb"/>
      <style:text-properties fo:color="#800000" fo:font-size="12pt" officeooo:rsid="00124264" officeooo:paragraph-rsid="00124264" style:font-size-asian="12pt" style:font-size-complex="12pt"/>
    </style:style>
    <style:style style:name="P25" style:family="paragraph" style:parent-style-name="Standard">
      <style:paragraph-properties fo:margin-top="0cm" fo:margin-bottom="0cm" style:contextual-spacing="false" fo:line-height="115%" style:writing-mode="lr-tb"/>
      <style:text-properties fo:color="#800000" fo:font-size="12pt" officeooo:rsid="00142a7b" style:font-size-asian="12pt" style:font-size-complex="12pt"/>
    </style:style>
    <style:style style:name="P26" style:family="paragraph" style:parent-style-name="Standard">
      <style:paragraph-properties fo:margin-top="0cm" fo:margin-bottom="0cm" style:contextual-spacing="false" fo:line-height="115%" style:writing-mode="lr-tb"/>
      <style:text-properties fo:color="#800000" fo:font-size="12pt" officeooo:rsid="00142a7b" officeooo:paragraph-rsid="00142a7b" style:font-size-asian="12pt" style:font-size-complex="12pt"/>
    </style:style>
    <style:style style:name="P27" style:family="paragraph" style:parent-style-name="Standard">
      <style:paragraph-properties fo:margin-top="0cm" fo:margin-bottom="0cm" style:contextual-spacing="false" fo:line-height="115%" style:writing-mode="lr-tb"/>
      <style:text-properties fo:color="#800000" fo:font-size="12pt" officeooo:rsid="0016d8fd" style:font-size-asian="12pt" style:font-size-complex="12pt"/>
    </style:style>
    <style:style style:name="P28" style:family="paragraph" style:parent-style-name="Standard">
      <style:paragraph-properties fo:margin-top="0cm" fo:margin-bottom="0cm" style:contextual-spacing="false" fo:line-height="115%" style:writing-mode="lr-tb"/>
      <style:text-properties fo:color="#800000" fo:font-size="12pt" officeooo:rsid="001262a9" fo:background-color="#ffffff" style:font-size-asian="12pt" style:font-size-complex="12pt"/>
    </style:style>
    <style:style style:name="P29" style:family="paragraph" style:parent-style-name="Standard">
      <style:paragraph-properties fo:margin-top="0cm" fo:margin-bottom="0cm" style:contextual-spacing="false" fo:line-height="115%" style:writing-mode="lr-tb"/>
      <style:text-properties fo:color="#800000" fo:font-size="12pt" officeooo:rsid="001262a9" officeooo:paragraph-rsid="001262a9" fo:background-color="#ffffff" style:font-size-asian="12pt" style:font-size-complex="12pt"/>
    </style:style>
    <style:style style:name="P30" style:family="paragraph" style:parent-style-name="Standard">
      <style:paragraph-properties fo:margin-top="0cm" fo:margin-bottom="0cm" style:contextual-spacing="false" fo:line-height="115%" style:writing-mode="lr-tb"/>
      <style:text-properties officeooo:rsid="0005e010"/>
    </style:style>
    <style:style style:name="P31" style:family="paragraph" style:parent-style-name="Standard">
      <style:paragraph-properties fo:margin-top="0cm" fo:margin-bottom="0cm" style:contextual-spacing="false" fo:line-height="115%" style:writing-mode="lr-tb"/>
      <style:text-properties fo:font-size="12pt" style:font-size-asian="12pt" style:font-size-complex="12pt"/>
    </style:style>
    <style:style style:name="P32" style:family="paragraph" style:parent-style-name="Standard">
      <style:paragraph-properties fo:margin-top="0cm" fo:margin-bottom="0cm" style:contextual-spacing="false" fo:line-height="115%" style:writing-mode="lr-tb"/>
      <style:text-properties fo:font-size="12pt" officeooo:paragraph-rsid="00124264" style:font-size-asian="12pt" style:font-size-complex="12pt"/>
    </style:style>
    <style:style style:name="P33" style:family="paragraph" style:parent-style-name="Standard">
      <style:paragraph-properties fo:margin-top="0cm" fo:margin-bottom="0cm" style:contextual-spacing="false" fo:line-height="115%" style:writing-mode="lr-tb"/>
      <style:text-properties fo:font-size="12pt" fo:background-color="#ffffff" style:font-size-asian="12pt" style:font-size-complex="12pt"/>
    </style:style>
    <style:style style:name="P34" style:family="paragraph" style:parent-style-name="Standard">
      <style:paragraph-properties fo:margin-left="1.27cm" fo:margin-right="0cm" fo:margin-top="0cm" fo:margin-bottom="0cm" style:contextual-spacing="false" fo:line-height="115%" fo:text-indent="-0.635cm" style:auto-text-indent="false" style:writing-mode="lr-tb"/>
      <style:text-properties fo:color="#800000" officeooo:paragraph-rsid="00124264"/>
    </style:style>
    <style:style style:name="P35" style:family="paragraph" style:parent-style-name="Standard">
      <style:paragraph-properties fo:margin-left="1.27cm" fo:margin-right="0cm" fo:margin-top="0cm" fo:margin-bottom="0cm" style:contextual-spacing="false" fo:line-height="115%" fo:text-indent="-0.635cm" style:auto-text-indent="false" style:writing-mode="lr-tb"/>
      <style:text-properties fo:color="#800000" fo:font-size="12pt" officeooo:rsid="00124264" officeooo:paragraph-rsid="00124264" style:font-size-asian="12pt" style:font-size-complex="12pt"/>
    </style:style>
    <style:style style:name="P36" style:family="paragraph" style:parent-style-name="Standard">
      <style:paragraph-properties fo:margin-left="1.27cm" fo:margin-right="0cm" fo:margin-top="0cm" fo:margin-bottom="0cm" style:contextual-spacing="false" fo:line-height="115%" fo:text-indent="-0.635cm" style:auto-text-indent="false" style:writing-mode="lr-tb"/>
      <style:text-properties fo:font-size="12pt" officeooo:paragraph-rsid="00124264" style:font-size-asian="12pt" style:font-size-complex="12pt"/>
    </style:style>
    <style:style style:name="P37" style:family="paragraph" style:parent-style-name="Standard">
      <style:paragraph-properties fo:line-height="115%" style:writing-mode="lr-tb"/>
      <style:text-properties fo:font-size="12pt" style:font-size-asian="12pt" style:font-size-complex="12pt"/>
    </style:style>
    <style:style style:name="P38" style:family="paragraph" style:parent-style-name="Standard">
      <style:paragraph-properties fo:line-height="115%" style:writing-mode="lr-tb"/>
      <style:text-properties fo:color="#800000" fo:font-size="12pt" officeooo:rsid="00142a7b" style:font-size-asian="12pt" style:font-size-complex="12pt"/>
    </style:style>
    <style:style style:name="P39" style:family="paragraph" style:parent-style-name="Standard">
      <style:paragraph-properties fo:line-height="115%" style:writing-mode="lr-tb"/>
      <style:text-properties fo:color="#800000" fo:font-size="12pt" style:font-size-asian="12pt" style:font-size-complex="12pt"/>
    </style:style>
    <style:style style:name="P40" style:family="paragraph" style:parent-style-name="Standard">
      <style:paragraph-properties fo:line-height="115%" style:writing-mode="lr-tb"/>
      <style:text-properties fo:color="#800000" fo:font-size="12pt" officeooo:rsid="00154d5d" style:font-size-asian="12pt" style:font-size-complex="12pt"/>
    </style:style>
    <style:style style:name="P41" style:family="paragraph" style:parent-style-name="Standard">
      <style:paragraph-properties fo:line-height="115%" style:writing-mode="lr-tb"/>
    </style:style>
    <style:style style:name="P42" style:family="paragraph" style:parent-style-name="Standard" style:master-page-name="Standard">
      <style:paragraph-properties fo:line-height="115%" style:page-number="auto" fo:break-before="auto" fo:break-after="auto" style:writing-mode="lr-tb"/>
    </style:style>
    <style:style style:name="P43" style:family="paragraph" style:parent-style-name="Standard" style:master-page-name="Standard">
      <style:paragraph-properties fo:line-height="115%" fo:text-align="end" style:justify-single-word="false" style:page-number="auto" fo:break-before="auto" fo:break-after="auto" style:writing-mode="lr-tb"/>
    </style:style>
    <style:style style:name="P44" style:family="paragraph" style:parent-style-name="Standard" style:list-style-name="LS1">
      <style:paragraph-properties fo:margin-top="0cm" fo:margin-bottom="0cm" style:contextual-spacing="false" fo:line-height="115%" fo:break-before="auto" fo:break-after="auto" style:writing-mode="lr-tb"/>
    </style:style>
    <style:style style:name="P45" style:family="paragraph" style:parent-style-name="Standard" style:list-style-name="LS2">
      <style:paragraph-properties fo:margin-top="0cm" fo:margin-bottom="0cm" style:contextual-spacing="false" fo:line-height="115%" fo:break-before="auto" fo:break-after="auto" style:writing-mode="lr-tb"/>
    </style:style>
    <style:style style:name="P46" style:family="paragraph" style:parent-style-name="Standard" style:list-style-name="LS3">
      <style:paragraph-properties fo:margin-top="0cm" fo:margin-bottom="0cm" style:contextual-spacing="false" fo:line-height="115%" fo:break-before="auto" fo:break-after="auto" style:writing-mode="lr-tb"/>
    </style:style>
    <style:style style:name="P47" style:family="paragraph" style:parent-style-name="Standard" style:list-style-name="LS4">
      <style:paragraph-properties fo:margin-top="0cm" fo:margin-bottom="0cm" style:contextual-spacing="false" fo:line-height="115%" fo:break-before="auto" fo:break-after="auto" style:writing-mode="lr-tb"/>
    </style:style>
    <style:style style:name="P48" style:family="paragraph" style:parent-style-name="Standard" style:list-style-name="LS5">
      <style:paragraph-properties fo:margin-top="0cm" fo:margin-bottom="0cm" style:contextual-spacing="false" fo:line-height="115%" fo:break-before="auto" fo:break-after="auto" style:writing-mode="lr-tb"/>
    </style:style>
    <style:style style:name="P49" style:family="paragraph" style:parent-style-name="Standard" style:list-style-name="LS6">
      <style:paragraph-properties fo:margin-top="0cm" fo:margin-bottom="0cm" style:contextual-spacing="false" fo:line-height="115%" fo:break-before="auto" fo:break-after="auto" style:writing-mode="lr-tb"/>
    </style:style>
    <style:style style:name="P50" style:family="paragraph" style:parent-style-name="Standard" style:list-style-name="LS7">
      <style:paragraph-properties fo:margin-top="0cm" fo:margin-bottom="0cm" style:contextual-spacing="false" fo:line-height="115%" fo:break-before="auto" fo:break-after="auto" style:writing-mode="lr-tb"/>
    </style:style>
    <style:style style:name="P51" style:family="paragraph" style:parent-style-name="Standard" style:list-style-name="LS8">
      <style:paragraph-properties fo:margin-top="0cm" fo:margin-bottom="0cm" style:contextual-spacing="false" fo:line-height="115%" fo:break-before="auto" fo:break-after="auto" style:writing-mode="lr-tb"/>
    </style:style>
    <style:style style:name="P52" style:family="paragraph" style:parent-style-name="Standard" style:list-style-name="LS9">
      <style:paragraph-properties fo:margin-top="0cm" fo:margin-bottom="0cm" style:contextual-spacing="false" fo:line-height="115%" fo:break-before="auto" fo:break-after="auto" style:writing-mode="lr-tb"/>
    </style:style>
    <style:style style:name="P53"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54" style:family="paragraph" style:parent-style-name="Standard" style:list-style-name="LS10">
      <style:paragraph-properties fo:margin-top="0cm" fo:margin-bottom="0cm" style:contextual-spacing="false" fo:line-height="115%" fo:break-before="auto" fo:break-after="auto" style:writing-mode="lr-tb"/>
    </style:style>
    <style:style style:name="P55" style:family="paragraph" style:parent-style-name="Standard" style:list-style-name="LS9">
      <style:paragraph-properties fo:margin-top="0cm" fo:margin-bottom="0cm" style:contextual-spacing="false" fo:line-height="115%" fo:break-before="auto" fo:break-after="auto" style:writing-mode="lr-tb"/>
      <style:text-properties fo:font-size="12pt" style:font-size-asian="12pt" style:font-size-complex="12pt"/>
    </style:style>
    <style:style style:name="P56" style:family="paragraph" style:parent-style-name="Standard" style:list-style-name="LS9">
      <style:paragraph-properties fo:margin-top="0cm" fo:margin-bottom="0cm" style:contextual-spacing="false" fo:line-height="115%" fo:break-before="auto" fo:break-after="auto" style:writing-mode="lr-tb"/>
      <style:text-properties fo:font-size="12pt" officeooo:paragraph-rsid="00124264" style:font-size-asian="12pt" style:font-size-complex="12pt"/>
    </style:style>
    <style:style style:name="P57" style:family="paragraph" style:parent-style-name="Standard" style:list-style-name="LS9">
      <style:paragraph-properties fo:margin-top="0cm" fo:margin-bottom="0cm" style:contextual-spacing="false" fo:line-height="115%" fo:break-before="auto" fo:break-after="auto" style:writing-mode="lr-tb"/>
      <style:text-properties fo:font-size="12pt" officeooo:paragraph-rsid="00142a7b" style:font-size-asian="12pt" style:font-size-complex="12pt"/>
    </style:style>
    <style:style style:name="P58" style:family="paragraph" style:parent-style-name="Standard" style:list-style-name="L1">
      <style:paragraph-properties fo:margin-top="0cm" fo:margin-bottom="0cm" style:contextual-spacing="false" fo:line-height="115%" fo:break-before="auto" fo:break-after="auto" style:writing-mode="lr-tb"/>
      <style:text-properties fo:font-size="12pt" fo:background-color="#ffffff" style:font-size-asian="12pt" style:font-size-complex="12pt"/>
    </style:style>
    <style:style style:name="P59" style:family="paragraph" style:parent-style-name="Standard" style:list-style-name="LS9">
      <style:paragraph-properties fo:margin-top="0cm" fo:margin-bottom="0cm" style:contextual-spacing="false" fo:line-height="115%" style:writing-mode="lr-tb"/>
      <style:text-properties fo:color="#800000" fo:font-size="12pt" officeooo:rsid="00124264" officeooo:paragraph-rsid="00124264" style:font-size-asian="12pt" style:font-size-complex="12pt"/>
    </style:style>
    <style:style style:name="P60" style:family="paragraph" style:parent-style-name="Standard" style:list-style-name="LS9">
      <style:paragraph-properties fo:margin-top="0cm" fo:margin-bottom="0cm" style:contextual-spacing="false" fo:line-height="115%" style:writing-mode="lr-tb"/>
      <style:text-properties fo:font-size="12pt" officeooo:paragraph-rsid="00142a7b" style:font-size-asian="12pt" style:font-size-complex="12pt"/>
    </style:style>
    <style:style style:name="P61" style:family="paragraph" style:parent-style-name="Standard">
      <style:paragraph-properties fo:line-height="115%" style:writing-mode="lr-tb"/>
      <style:text-properties fo:color="#800000" officeooo:rsid="001ab869" officeooo:paragraph-rsid="001ab869"/>
    </style:style>
    <style:style style:name="T1" style:family="text">
      <style:text-properties fo:color="#1155cc" style:text-underline-style="solid" style:text-underline-width="auto" style:text-underline-color="font-colo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124264" style:font-size-asian="12pt" style:font-size-complex="12pt"/>
    </style:style>
    <style:style style:name="T5" style:family="text">
      <style:text-properties fo:font-size="12pt" officeooo:rsid="001262a9" style:font-size-asian="12pt" style:font-size-complex="12pt"/>
    </style:style>
    <style:style style:name="T6" style:family="text">
      <style:text-properties fo:font-size="12pt" officeooo:rsid="00142a7b" style:font-size-asian="12pt" style:font-size-complex="12pt"/>
    </style:style>
    <style:style style:name="T7" style:family="text">
      <style:text-properties fo:font-size="12pt" officeooo:rsid="0016d8fd" style:font-size-asian="12pt" style:font-size-complex="12pt"/>
    </style:style>
    <style:style style:name="T8" style:family="text">
      <style:text-properties fo:font-size="12pt" fo:background-color="#ffffff" style:font-size-asian="12pt" style:font-size-complex="12pt"/>
    </style:style>
    <style:style style:name="T9" style:family="text">
      <style:text-properties fo:font-size="12pt" officeooo:rsid="001262a9" fo:background-color="#ffffff" style:font-size-asian="12pt" style:font-size-complex="12pt"/>
    </style:style>
    <style:style style:name="T10" style:family="text">
      <style:text-properties fo:font-weight="bold" style:font-weight-asian="bold" style:font-weight-complex="bold"/>
    </style:style>
    <style:style style:name="T11" style:family="text">
      <style:text-properties fo:font-size="10pt" fo:background-color="#ffffff" style:font-size-asian="10pt" style:font-size-complex="10pt"/>
    </style:style>
    <style:style style:name="T12" style:family="text">
      <style:text-properties fo:font-size="10pt" style:font-size-asian="10pt" style:font-size-complex="10pt"/>
    </style:style>
    <style:style style:name="T13" style:family="text">
      <style:text-properties fo:font-size="18pt" style:font-size-asian="18pt" style:font-size-complex="18pt"/>
    </style:style>
    <style:style style:name="T14" style:family="text">
      <style:text-properties fo:color="#800000" style:text-underline-style="none" officeooo:rsid="00079162"/>
    </style:style>
    <style:style style:name="T15" style:family="text">
      <style:text-properties fo:color="#800000" style:text-underline-style="none" officeooo:rsid="00098d66"/>
    </style:style>
    <style:style style:name="T16" style:family="text">
      <style:text-properties fo:color="#800000" officeooo:rsid="000b46c0"/>
    </style:style>
    <style:style style:name="T17" style:family="text">
      <style:text-properties fo:color="#800000" officeooo:rsid="000d38d3"/>
    </style:style>
    <style:style style:name="T18" style:family="text">
      <style:text-properties fo:color="#800000" officeooo:rsid="000ef5e6"/>
    </style:style>
    <style:style style:name="T19" style:family="text">
      <style:text-properties fo:color="#800000" fo:font-size="12pt" officeooo:rsid="001262a9" style:font-size-asian="12pt" style:font-size-complex="12pt"/>
    </style:style>
    <style:style style:name="T20" style:family="text">
      <style:text-properties fo:color="#800000" fo:font-size="12pt" officeooo:rsid="00142a7b" style:font-size-asian="12pt" style:font-size-complex="12pt"/>
    </style:style>
    <style:style style:name="T21" style:family="text">
      <style:text-properties fo:color="#800000" fo:font-size="12pt" officeooo:rsid="00154d5d" style:font-size-asian="12pt" style:font-size-complex="12pt"/>
    </style:style>
    <style:style style:name="T22" style:family="text">
      <style:text-properties fo:color="#800000" fo:font-size="12pt" officeooo:rsid="0016d8fd" style:font-size-asian="12pt" style:font-size-complex="12pt"/>
    </style:style>
    <style:style style:name="T23" style:family="text">
      <style:text-properties fo:color="#800000" officeooo:rsid="00142a7b"/>
    </style:style>
    <style:style style:name="T24" style:family="text">
      <style:text-properties officeooo:rsid="00142a7b"/>
    </style:style>
    <style:style style:name="T25" style:family="text">
      <style:text-properties officeooo:rsid="00154d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e Requisitos:</text:p>
      <text:p text:style-name="P6">Cursar <text:a xlink:type="simple" xlink:href="http://www.codeschool.com/courses/try-git"><text:span text:style-name="T1">http</text:span></text:a><text:a xlink:type="simple" xlink:href="http://www.codeschool.com/courses/try-git"><text:span text:style-name="T1">://</text:span></text:a><text:a xlink:type="simple" xlink:href="http://www.codeschool.com/courses/try-git"><text:span text:style-name="T1">www</text:span></text:a><text:a xlink:type="simple" xlink:href="http://www.codeschool.com/courses/try-git"><text:span text:style-name="T1">.</text:span></text:a><text:a xlink:type="simple" xlink:href="http://www.codeschool.com/courses/try-git"><text:span text:style-name="T1">codeschool</text:span></text:a><text:a xlink:type="simple" xlink:href="http://www.codeschool.com/courses/try-git"><text:span text:style-name="T1">.</text:span></text:a><text:a xlink:type="simple" xlink:href="http://www.codeschool.com/courses/try-git"><text:span text:style-name="T1">com</text:span></text:a><text:a xlink:type="simple" xlink:href="http://www.codeschool.com/courses/try-git"><text:span text:style-name="T1">/</text:span></text:a><text:a xlink:type="simple" xlink:href="http://www.codeschool.com/courses/try-git"><text:span text:style-name="T1">courses</text:span></text:a><text:a xlink:type="simple" xlink:href="http://www.codeschool.com/courses/try-git"><text:span text:style-name="T1">/</text:span></text:a><text:a xlink:type="simple" xlink:href="http://www.codeschool.com/courses/try-git"><text:span text:style-name="T1">try</text:span></text:a><text:a xlink:type="simple" xlink:href="http://www.codeschool.com/courses/try-git"><text:span text:style-name="T1">-</text:span></text:a><text:a xlink:type="simple" xlink:href="http://www.codeschool.com/courses/try-git"><text:span text:style-name="T1">git</text:span></text:a> (Opcional solo si ya lo sabes)</text:p>
      <text:p text:style-name="P6"><text:tab/> <text:tab/> <text:tab/> <text:tab/></text:p>
      <text:list xml:id="list9921840841" text:style-name="LS1">
        <text:list-item>
          <text:p text:style-name="P44">APACHE SERVER</text:p>
          <text:list>
            <text:list-item>
              <text:p text:style-name="P44">instalar</text:p>
            </text:list-item>
            <text:list-item>
              <text:p text:style-name="P44">configurar vhost</text:p>
              <text:list>
                <text:list-item>
                  <text:p text:style-name="P44">log propio para el domimio<text:tab/><text:tab/></text:p>
                </text:list-item>
                <text:list-item>
                  <text:p text:style-name="P44">acepte cualquier subdominio</text:p>
                </text:list-item>
                <text:list-item>
                  <text:p text:style-name="P44">.HTACCESS</text:p>
                  <text:list>
                    <text:list-item>
                      <text:p text:style-name="P44">habilitar para todo el dominio</text:p>
                    </text:list-item>
                    <text:list-item>
                      <text:p text:style-name="P44">enviar toda petición a index.php</text:p>
                    </text:list-item>
                    <text:list-item>
                      <text:p text:style-name="P44">definir una regla para que peticiones que terminan en pdf, las procese un php y genere un pdf para descargar</text:p>
                    </text:list-item>
                    <text:list-item>
                      <text:p text:style-name="P44">definir una regla para que si el subdominio es old, redireccione a new<text:tab/></text:p>
                    </text:list-item>
                  </text:list>
                </text:list-item>
                <text:list-item>
                  <text:p text:style-name="P44">deshabilitar listado de archivos si no existe index</text:p>
                </text:list-item>
              </text:list>
            </text:list-item>
          </text:list>
        </text:list-item>
        <text:list-item>
          <text:p text:style-name="P44">PHP</text:p>
          <text:list>
            <text:list-item>
              <text:p text:style-name="P44">instalar (y habilitar en apache)</text:p>
            </text:list-item>
            <text:list-item>
              <text:p text:style-name="P44">habilitar short tags</text:p>
            </text:list-item>
            <text:list-item>
              <text:p text:style-name="P44">modificar en la configuracion por defecto de php el timezone a mexico</text:p>
            </text:list-item>
            <text:list-item>
              <text:p text:style-name="P44">cambiar codificación por defecto de php a utf8</text:p>
            </text:list-item>
            <text:list-item>
              <text:p text:style-name="P44">habilitar DEPRECATED y ocultar NOTICE</text:p>
            </text:list-item>
            <text:list-item>
              <text:p text:style-name="P44">instalar xdebug o apc</text:p>
            </text:list-item>
            <text:list-item>
              <text:p text:style-name="P44">instalar NetGeoIP</text:p>
            </text:list-item>
            <text:list-item>
              <text:p text:style-name="P44"/>
            </text:list-item>
          </text:list>
        </text:list-item>
        <text:list-item>
          <text:p text:style-name="P44">MySQL</text:p>
          <text:list>
            <text:list-item>
              <text:p text:style-name="P44">instalar<text:tab/><text:tab/></text:p>
            </text:list-item>
            <text:list-item>
              <text:p text:style-name="P44">cambiar password de root<text:tab/><text:tab/></text:p>
            </text:list-item>
            <text:list-item>
              <text:p text:style-name="P44">hacer instalación segura<text:tab/><text:tab/></text:p>
            </text:list-item>
            <text:list-item>
              <text:p text:style-name="P44">crear usuario con privilegios LECTURA Y ESCRITURA y acceso solo local </text:p>
            </text:list-item>
            <text:list-item>
              <text:p text:style-name="P44">crear usuario con privilegios LECTURA y acceso desde cualquier lugar</text:p>
            </text:list-item>
            <text:list-item>
              <text:p text:style-name="P44">Crear una BD y sus tablas para la administración de un sistema de publicación de anuncios de ventas de coches y casas.</text:p>
            </text:list-item>
          </text:list>
        </text:list-item>
        <text:list-item>
          <text:p text:style-name="P44">APPLICATION</text:p>
          <text:list>
            <text:list-item>
              <text:p text:style-name="P44">Crear un repositorio en GitHub</text:p>
            </text:list-item>
            <text:list-item>
              <text:p text:style-name="P44">Clonar el repositorio de GitHub en el directorio local</text:p>
            </text:list-item>
            <text:list-item>
              <text:p text:style-name="P44">Generar un sistema para leer un XML y guardar la información en la Base de Datos.</text:p>
              <text:list>
                <text:list-item>
                  <text:p text:style-name="P44">Utilizar PDO para las operaciones con la BD</text:p>
                </text:list-item>
                <text:list-item>
                  <text:p text:style-name="P44">Crear un archivo de log en file system para guardar resultados en formato CSV</text:p>
                </text:list-item>
                <text:list-item>
                  <text:p text:style-name="P44">importar <text:a xlink:type="simple" xlink:href="http://www.mercadolibre.com.ar/jm/searchXml?as_categ_id=1743"><text:span text:style-name="T1">http</text:span></text:a><text:a xlink:type="simple" xlink:href="http://www.mercadolibre.com.ar/jm/searchXml?as_categ_id=1743"><text:span text:style-name="T1">://</text:span></text:a><text:a xlink:type="simple" xlink:href="http://www.mercadolibre.com.ar/jm/searchXml?as_categ_id=1743"><text:span text:style-name="T1">www</text:span></text:a><text:a xlink:type="simple" xlink:href="http://www.mercadolibre.com.ar/jm/searchXml?as_categ_id=1743"><text:span text:style-name="T1">.</text:span></text:a><text:a xlink:type="simple" xlink:href="http://www.mercadolibre.com.ar/jm/searchXml?as_categ_id=1743"><text:span text:style-name="T1">mercadolibre</text:span></text:a><text:a xlink:type="simple" xlink:href="http://www.mercadolibre.com.ar/jm/searchXml?as_categ_id=1743"><text:span text:style-name="T1">.</text:span></text:a><text:a xlink:type="simple" xlink:href="http://www.mercadolibre.com.ar/jm/searchXml?as_categ_id=1743"><text:span text:style-name="T1">com</text:span></text:a><text:a xlink:type="simple" xlink:href="http://www.mercadolibre.com.ar/jm/searchXml?as_categ_id=1743"><text:span text:style-name="T1">.</text:span></text:a><text:a xlink:type="simple" xlink:href="http://www.mercadolibre.com.ar/jm/searchXml?as_categ_id=1743"><text:span text:style-name="T1">ar</text:span></text:a><text:a xlink:type="simple" xlink:href="http://www.mercadolibre.com.ar/jm/searchXml?as_categ_id=1743"><text:span text:style-name="T1">/</text:span></text:a><text:a xlink:type="simple" xlink:href="http://www.mercadolibre.com.ar/jm/searchXml?as_categ_id=1743"><text:span text:style-name="T1">jm</text:span></text:a><text:a xlink:type="simple" xlink:href="http://www.mercadolibre.com.ar/jm/searchXml?as_categ_id=1743"><text:span text:style-name="T1">/</text:span></text:a><text:a xlink:type="simple" xlink:href="http://www.mercadolibre.com.ar/jm/searchXml?as_categ_id=1743"><text:span text:style-name="T1">searchXml</text:span></text:a><text:a xlink:type="simple" xlink:href="http://www.mercadolibre.com.ar/jm/searchXml?as_categ_id=1743"><text:span text:style-name="T1">?</text:span></text:a><text:a xlink:type="simple" xlink:href="http://www.mercadolibre.com.ar/jm/searchXml?as_categ_id=1743"><text:span text:style-name="T1">as</text:span></text:a><text:a xlink:type="simple" xlink:href="http://www.mercadolibre.com.ar/jm/searchXml?as_categ_id=1743"><text:span text:style-name="T1">_</text:span></text:a><text:a xlink:type="simple" xlink:href="http://www.mercadolibre.com.ar/jm/searchXml?as_categ_id=1743"><text:span text:style-name="T1">categ</text:span></text:a><text:a xlink:type="simple" xlink:href="http://www.mercadolibre.com.ar/jm/searchXml?as_categ_id=1743"><text:span text:style-name="T1">_</text:span></text:a><text:a xlink:type="simple" xlink:href="http://www.mercadolibre.com.ar/jm/searchXml?as_categ_id=1743"><text:span text:style-name="T1">id</text:span></text:a><text:a xlink:type="simple" xlink:href="http://www.mercadolibre.com.ar/jm/searchXml?as_categ_id=1743"><text:span text:style-name="T1">=1743</text:span></text:a></text:p>
                </text:list-item>
                <text:list-item>
                  <text:p text:style-name="P44">importar <text:a xlink:type="simple" xlink:href="http://www.mercadolibre.com.ar/jm/searchXml?as_categ_id=1459"><text:span text:style-name="T1">http</text:span></text:a><text:a xlink:type="simple" xlink:href="http://www.mercadolibre.com.ar/jm/searchXml?as_categ_id=1459"><text:span text:style-name="T1">://</text:span></text:a><text:a xlink:type="simple" xlink:href="http://www.mercadolibre.com.ar/jm/searchXml?as_categ_id=1459"><text:span text:style-name="T1">www</text:span></text:a><text:a xlink:type="simple" xlink:href="http://www.mercadolibre.com.ar/jm/searchXml?as_categ_id=1459"><text:span text:style-name="T1">.</text:span></text:a><text:a xlink:type="simple" xlink:href="http://www.mercadolibre.com.ar/jm/searchXml?as_categ_id=1459"><text:span text:style-name="T1">mercadolibre</text:span></text:a><text:a xlink:type="simple" xlink:href="http://www.mercadolibre.com.ar/jm/searchXml?as_categ_id=1459"><text:span text:style-name="T1">.</text:span></text:a><text:a xlink:type="simple" xlink:href="http://www.mercadolibre.com.ar/jm/searchXml?as_categ_id=1459"><text:span text:style-name="T1">com</text:span></text:a><text:a xlink:type="simple" xlink:href="http://www.mercadolibre.com.ar/jm/searchXml?as_categ_id=1459"><text:span text:style-name="T1">.</text:span></text:a><text:a xlink:type="simple" xlink:href="http://www.mercadolibre.com.ar/jm/searchXml?as_categ_id=1459"><text:span text:style-name="T1">ar</text:span></text:a><text:a xlink:type="simple" xlink:href="http://www.mercadolibre.com.ar/jm/searchXml?as_categ_id=1459"><text:span text:style-name="T1">/</text:span></text:a><text:a xlink:type="simple" xlink:href="http://www.mercadolibre.com.ar/jm/searchXml?as_categ_id=1459"><text:span text:style-name="T1">jm</text:span></text:a><text:a xlink:type="simple" xlink:href="http://www.mercadolibre.com.ar/jm/searchXml?as_categ_id=1459"><text:span text:style-name="T1">/</text:span></text:a><text:a xlink:type="simple" xlink:href="http://www.mercadolibre.com.ar/jm/searchXml?as_categ_id=1459"><text:span text:style-name="T1">searchXml</text:span></text:a><text:a xlink:type="simple" xlink:href="http://www.mercadolibre.com.ar/jm/searchXml?as_categ_id=1459"><text:span text:style-name="T1">?</text:span></text:a><text:a xlink:type="simple" xlink:href="http://www.mercadolibre.com.ar/jm/searchXml?as_categ_id=1459"><text:span text:style-name="T1">as</text:span></text:a><text:a xlink:type="simple" xlink:href="http://www.mercadolibre.com.ar/jm/searchXml?as_categ_id=1459"><text:span text:style-name="T1">_</text:span></text:a><text:a xlink:type="simple" xlink:href="http://www.mercadolibre.com.ar/jm/searchXml?as_categ_id=1459"><text:span text:style-name="T1">categ</text:span></text:a><text:a xlink:type="simple" xlink:href="http://www.mercadolibre.com.ar/jm/searchXml?as_categ_id=1459"><text:span text:style-name="T1">_</text:span></text:a><text:a xlink:type="simple" xlink:href="http://www.mercadolibre.com.ar/jm/searchXml?as_categ_id=1459"><text:span text:style-name="T1">id</text:span></text:a><text:a xlink:type="simple" xlink:href="http://www.mercadolibre.com.ar/jm/searchXml?as_categ_id=1459"><text:span text:style-name="T1">=1459</text:span></text:a></text:p>
                </text:list-item>
                <text:list-item>
                  <text:p text:style-name="P44">Guardar las imagenes en file system local</text:p>
                </text:list-item>
              </text:list>
            </text:list-item>
            <text:list-item>
              <text:p text:style-name="P44"/>
            </text:list-item>
          </text:list>
        </text:list-item>
      </text:list>
      <text:p text:style-name="P1"/>
      <text:p text:style-name="P7"><text:bookmark text:name="h.1zbsmf9d8drb"/>Retos PHP</text:p>
      <text:p text:style-name="P1"/>
      <text:p text:style-name="P1"><text:span text:style-name="T2">Parseo</text:span><text:span text:style-name="T2"> </text:span><text:span text:style-name="T2">de</text:span><text:span text:style-name="T2"> </text:span><text:span text:style-name="T2">cadenas</text:span><text:span text:style-name="T2">:</text:span> Escribir un programa que lea linea por linea un archivo y que parse cada línea con el fin de imprimir en pantalla la cadena resultante. Reglas de parseo: </text:p>
      <text:list xml:id="list1746457373" text:style-name="LS2">
        <text:list-item>
          <text:p text:style-name="P45">Línea que inicia con # será tomada como comentario, por lo tanto no se imprime</text:p>
        </text:list-item>
        <text:list-item>
          <text:p text:style-name="P45">Si se encuentra una palabra que inicie con “$” y tenga el formato “cualquier letra ya sea minúscula o mayúscula, puede contener cualquier número, puede <text:tab/>contener _ (guión bajo)” esta será considerada una variable y será sustituida por el valor “Nil”.</text:p>
        </text:list-item>
        <text:list-item>
          <text:p text:style-name="P45">Queda prohibido usar expresiones <text:tab/>regulares para resolver este reto</text:p>
        </text:list-item>
        <text:list-item>
          <text:p text:style-name="P45">Ejemplos: </text:p>
          <text:list>
            <text:list-item>
              <text:p text:style-name="P45"># Esto es un comentario $var1 (no se imprimirá nada)</text:p>
            </text:list-item>
            <text:list-item>
              <text:p text:style-name="P45">Nueva linea $count_1 $$$$ con valor (imprime: Nueva linea Nil $$$ con valor)</text:p>
            </text:list-item>
            <text:list-item>
              <text:p text:style-name="P45">$var1 texto en medio $Var_2 <text:tab/>(imrpime : Nil texto en medio Nil)</text:p>
            </text:list-item>
          </text:list>
        </text:list-item>
      </text:list>
      <text:p text:style-name="P6"/>
      <text:p text:style-name="P6"/>
      <text:p text:style-name="P6"><text:span text:style-name="T10">Codificación</text:span><text:span text:style-name="T10"> </text:span><text:span text:style-name="T10">de</text:span><text:span text:style-name="T10"> </text:span><text:span text:style-name="T10">Cadenas</text:span><text:span text:style-name="T10"> (</text:span><text:span text:style-name="T10">Binario</text:span><text:span text:style-name="T10"> + </text:span><text:span text:style-name="T10">Rot</text:span><text:span text:style-name="T10">13)</text:span>: Escribir un script php que permita convertir una cadena en ilegible utilizando el algoritmo Rot13 para posteriormente convertirla en su forma binaria, de igual forma el script debe de tener la opción de decodificar una cadena. El reto final consiste en decodificar la siguiente cadena con tu script, quedando prohibido usar la función str_rot13:</text:p>
      <text:p text:style-name="P6"/>
      <text:p text:style-name="P6">1010101 1101110 1101101 100000 1011001 1100010 1110100 1100101 1101110 1110001 1100010 100000 1000011 1101110 1100110 1101110 1100101 100000 1010010 1111001 100000 1000101 1110010 1100111 1100010 100000 1010001 1110010 100000 1010000 1100010 1110001 1110110 1110011 1110110 1110000 1101110 1110000 1110110 11000011 10110011 1100001 100000 1010111 1100010 1101111 1100010 1111010 1101110 1100110 100001 100001 100001</text:p>
      <text:p text:style-name="P6"/>
      <text:p text:style-name="P6"><text:span text:style-name="T10">Implementación</text:span><text:span text:style-name="T10"> </text:span><text:span text:style-name="T10">POO</text:span><text:span text:style-name="T10">:</text:span> Implementar los conceptos necesarios para generar toda la estructura en POO que nos permita generar objetos de tipo “Pato (Duck)” tomando en cuenta que existen diferentes tipos de patos:</text:p>
      <text:p text:style-name="P6"/>
      <text:list xml:id="list671711762" text:style-name="LS3">
        <text:list-item>
          <text:p text:style-name="P46">Mallard Duck: Puede volar, puede nadar, puede graznar</text:p>
        </text:list-item>
        <text:list-item>
          <text:p text:style-name="P46">Redhead Duck: Puede Volar, puede nadar, puede graznar</text:p>
        </text:list-item>
        <text:list-item>
          <text:p text:style-name="P46">Rubber Duck: Pude nadar, puede graznar (<text:span text:style-name="T11">chillar</text:span><text:span text:style-name="T11">)</text:span></text:p>
        </text:list-item>
        <text:list-item>
          <text:p text:style-name="P46">Decoy Duck: Puede nadar</text:p>
        </text:list-item>
      </text:list>
      <text:p text:style-name="P1"/>
      <text:p text:style-name="P1">Cada instancia de los diferentes patos debe tener un método llamado display(), que al ser invocado imprima el tipo de pato al que pertenece. Los métodos graznar, nadar y volar deben de imprimir la acción que está realizando el pato, ej:</text:p>
      <text:p text:style-name="P9">$mipato-&gt;nadar(); <text:s/>//Imprime “El pato esta Nadando”</text:p>
      <text:p text:style-name="P9"/>
      <text:p text:style-name="P6"><text:soft-page-break/>Si un metodo no aplica al tipo de pato el metodo debe imprimir que esa accion no se puede realizar.</text:p>
      <text:p text:style-name="P6"/>
      <text:p text:style-name="P1"><text:span text:style-name="T10">Expresiones</text:span><text:span text:style-name="T10"> </text:span><text:span text:style-name="T10">regulares</text:span><text:span text:style-name="T10"> </text:span><text:span text:style-name="T10">mediante</text:span><text:span text:style-name="T10"> </text:span><text:span text:style-name="T10">php</text:span><text:span text:style-name="T10">.</text:span></text:p>
      <text:list xml:id="list1092333249" text:style-name="LS4">
        <text:list-item>
          <text:p text:style-name="P47">Obtener el código html de la página: <text:a xlink:type="simple" xlink:href="http://www.jobomas.com/"><text:span text:style-name="T1">www</text:span></text:a><text:a xlink:type="simple" xlink:href="http://www.jobomas.com/"><text:span text:style-name="T1">.</text:span></text:a><text:a xlink:type="simple" xlink:href="http://www.jobomas.com/"><text:span text:style-name="T1">jobomas</text:span></text:a><text:a xlink:type="simple" xlink:href="http://www.jobomas.com/"><text:span text:style-name="T1">.</text:span></text:a><text:a xlink:type="simple" xlink:href="http://www.jobomas.com/"><text:span text:style-name="T1">com</text:span></text:a> y obtener mediante expresiones regulares las <text:s/>fotos de los paises.</text:p>
        </text:list-item>
        <text:list-item>
          <text:p text:style-name="P47">Verificar si una cadena es correcta dada las siguientes restricciones:</text:p>
          <text:list>
            <text:list-item>
              <text:p text:style-name="P47">Únicamente estan permitidos los números binarios y el *.</text:p>
            </text:list-item>
            <text:list-item>
              <text:p text:style-name="P47">no estan permitidos dos o más * consecutivos.</text:p>
            </text:list-item>
            <text:list-item>
              <text:p text:style-name="P47">Ejemplo: 1*1*, pero no **1</text:p>
            </text:list-item>
          </text:list>
        </text:list-item>
        <text:list-item>
          <text:p text:style-name="P47">El lenguaje de todas las cadenas no vacías que se pueden formar con las letras minúsculas <text:s/>a, b y c sin que haya dos consonantes seguidas. Por ejemplo, baaaca pertenecera a este lenguaje, pero no , abc o bb.</text:p>
        </text:list-item>
      </text:list>
      <text:p text:style-name="P1"/>
      <text:p text:style-name="P11"/>
      <text:p text:style-name="P8"><text:span text:style-name="T13">Búsquedas</text:span><text:span text:style-name="T13"> </text:span><text:span text:style-name="T13">de</text:span><text:span text:style-name="T13"> </text:span><text:span text:style-name="T13">texto</text:span><text:span text:style-name="T13"> </text:span><text:span text:style-name="T13">completo</text:span><text:span text:style-name="T13"> </text:span><text:span text:style-name="T13">dentro</text:span><text:span text:style-name="T13"> </text:span><text:span text:style-name="T13">de</text:span><text:span text:style-name="T13"> </text:span><text:span text:style-name="T13">un</text:span><text:span text:style-name="T13"> </text:span><text:span text:style-name="T13">sistema</text:span><text:span text:style-name="T13"> </text:span><text:span text:style-name="T13">Web</text:span><text:span text:style-name="T13">.</text:span></text:p>
      <text:p text:style-name="P1"><text:tab/>Algunas veces existe la necesidad de buscar contenido dentro de tu sistema web. Una posible solución sería:</text:p>
      <text:list xml:id="list415151560" text:style-name="LS5">
        <text:list-item>
          <text:p text:style-name="P48">Utilizar la base de datos que utilizamos, por ejemplo Mysql. La forma más común sería utilizando “like ‘%palabra%’”.</text:p>
          <text:list>
            <text:list-item>
              <text:p text:style-name="P48">Analizar y explicar las ventajas y desventajas.</text:p>
            </text:list-item>
          </text:list>
        </text:list-item>
      </text:list>
      <text:p text:style-name="P15"><text:tab/><text:span text:style-name="T14">El uso de comodines en la consulta tiene la ventaja de que </text:span><text:span text:style-name="T15">simplifica la consulta y <text:tab/>permite buscar palabras que empiezan con las mismas letras pero con diferentes <text:tab/>cadenas la final, o que empiezan de forma distinta y tienen las mismas palabras al final <text:tab/>o combinación. Esto es útil si no conoces exactamente la palabra o no estas seguro si <text:tab/>se encuentra tal cual en la base de datos.</text:span></text:p>
      <text:p text:style-name="P21"/>
      <text:p text:style-name="P21"><text:tab/>La desventaja es que hace las consultas más lentas. Específicamente cuando usas el <text:tab/>comodín al inicio de la palabra a buscar, ya que en este caso pierde la ventaja de que el <text:tab/>campo esté indexado. Y usarlo al inicio y fin con muchos registros el rendimiento baja <text:tab/>considerablemente.</text:p>
      <text:p text:style-name="P30"/>
      <text:list xml:id="list1470183587" text:continue-numbering="true" text:style-name="LS5">
        <text:list-item>
          <text:p text:style-name="P48">Utilizar indices FULL TEXT en MySQL</text:p>
        </text:list-item>
      </text:list>
      <text:p text:style-name="P16"><text:tab/><text:span text:style-name="T16">Tiene la ventaja de que mejora el rendimiento de las búsquedas que son de texto, para <text:tab/>campos varchar, char o text. </text:span><text:span text:style-name="T18">Al parecer puede devolver que tanto se parece el resultado <text:tab/>con la consulta.</text:span></text:p>
      <text:p text:style-name="P22"/>
      <text:p text:style-name="P22"><text:tab/>La desventaja es que no se pueden usar los comodines o <text:tab/>busquedas con like. Match <text:tab/>('lov') solo regresara la palabra lov exactamente. Otra <text:tab/>desventaja es que quita de <text:tab/>forma las palabras vacías en inglés esto es palabras muy <text:tab/>comunes en ese idioma y <text:tab/>tampoco indexa palabras de tamaño menor a 4. </text:p>
      <text:p text:style-name="P14"/>
      <text:list xml:id="list304212301" text:continue-numbering="true" text:style-name="LS5">
        <text:list-item>
          <text:p text:style-name="P48">Otra posible solución sería utilizar el buscador google, el cual nos permite indexar y mostrar los resultados de nuestro sitio o algún otro.</text:p>
          <text:list>
            <text:list-item>
              <text:p text:style-name="P48">Analizar y explicar las ventajas y desventajas.</text:p>
            </text:list-item>
          </text:list>
        </text:list-item>
      </text:list>
      <text:p text:style-name="P16"><text:tab/><text:span text:style-name="T17">Google indexa el contenido de una página y de los enlaces de esa página. Para ciertas <text:tab/>aplicaciones és util y además proporciona un motor de búsqueda probado. </text:span></text:p>
      <text:p text:style-name="P23"/>
      <text:p text:style-name="P23"><text:tab/>La desventaja es que tiene indexadas todas las palabras que encontró en el sitio, las <text:tab/>cuales pueden meter más ruido a la consulta.</text:p>
      <text:p text:style-name="P14"><text:tab/></text:p>
      <text:list xml:id="list1732520709" text:continue-numbering="true" text:style-name="LS5">
        <text:list-item>
          <text:p text:style-name="P48">Como última opción está la de utilización de un indexador (sphinx, lucene u otro).</text:p>
          <text:list>
            <text:list-item>
              <text:p text:style-name="P48">Analizar y explicar las ventajas y desventajas.</text:p>
            </text:list-item>
          </text:list>
        </text:list-item>
      </text:list>
      <text:p text:style-name="P15"><text:tab/><text:span text:style-name="T17">En el caso de lucene </text:span><text:span text:style-name="T18">cuenta con un plug in que permite adaptarse a distintos <text:tab/>ambientes.</text:span><text:span text:style-name="T17"> </text:span><text:span text:style-name="T18">Indexa todo un sitio o un documento entero. <text:s/>Se le puede personalizar la <text:tab/>para que el indexado o la búsqueda omita palabras vacias, realice stimming o utilice <text:tab/>distintos algoritmos de búsqueda. Lucene también tiene la ventaja de poder conectarse <text:tab/>con una base de datos e indexar esta. Sphinx tamibén permite conectarse e indexar una <text:tab/>base de datos entre muchas otras características.</text:span></text:p>
      <text:p text:style-name="P1"/>
      <text:p text:style-name="P1"><text:soft-page-break/>Ejercicios.</text:p>
      <text:list xml:id="list936939417" text:style-name="LS6">
        <text:list-item>
          <text:p text:style-name="P49">Instalar sphinx </text:p>
        </text:list-item>
        <text:list-item>
          <text:p text:style-name="P49">configurar sphinx para realizar búsquedas de productos. Utilizar base de datos creada en la sección de Mysql.</text:p>
        </text:list-item>
        <text:list-item>
          <text:p text:style-name="P49">Indexar la BD.</text:p>
        </text:list-item>
        <text:list-item>
          <text:p text:style-name="P49">Investigar e implementar la comunicación de php y sphinx.</text:p>
        </text:list-item>
      </text:list>
      <text:p text:style-name="P1"/>
      <text:p text:style-name="P5"><text:bookmark text:name="h.5z9cys571qwo"/>Html, CSS y Javascript</text:p>
      <text:p text:style-name="P6">Ejercicios:</text:p>
      <text:p text:style-name="P1">Maquetar una página con un encabezado, 3 columnas y un pie de página </text:p>
      <text:p text:style-name="P1">¿Que es un reset y para que sirve?</text:p>
      <text:p text:style-name="P61">Son unas hojas de estilo que se incluyen al comienzo de un documento HTML. </text:p>
      <text:p text:style-name="P61">Sirve para reducrir la inconcistencia en los navegadores, en cosas como altos de línea, márgenes, etc.</text:p>
      <text:p text:style-name="P1">¿Como crear un css únicamente para IE y para cada una de sus versiones?</text:p>
      <text:p text:style-name="P41"/>
      <text:p text:style-name="P1">¿Para que sirve nofollow?</text:p>
      <text:p text:style-name="P41"/>
      <text:p text:style-name="P1">¿Para que sirve noindex?</text:p>
      <text:p text:style-name="P41"/>
      <text:p text:style-name="P41"/>
      <text:p text:style-name="P11">Maquetar :<text:a xlink:type="simple" xlink:href="http://www.templatemonster.com/oscommerce-templates/15673.html"><text:span text:style-name="T1">http</text:span></text:a><text:a xlink:type="simple" xlink:href="http://www.templatemonster.com/oscommerce-templates/15673.html"><text:span text:style-name="T1">://</text:span></text:a><text:a xlink:type="simple" xlink:href="http://www.templatemonster.com/oscommerce-templates/15673.html"><text:span text:style-name="T1">www</text:span></text:a><text:a xlink:type="simple" xlink:href="http://www.templatemonster.com/oscommerce-templates/15673.html"><text:span text:style-name="T1">.</text:span></text:a><text:a xlink:type="simple" xlink:href="http://www.templatemonster.com/oscommerce-templates/15673.html"><text:span text:style-name="T1">templatemonster</text:span></text:a><text:a xlink:type="simple" xlink:href="http://www.templatemonster.com/oscommerce-templates/15673.html"><text:span text:style-name="T1">.</text:span></text:a><text:a xlink:type="simple" xlink:href="http://www.templatemonster.com/oscommerce-templates/15673.html"><text:span text:style-name="T1">com</text:span></text:a><text:a xlink:type="simple" xlink:href="http://www.templatemonster.com/oscommerce-templates/15673.html"><text:span text:style-name="T1">/</text:span></text:a><text:a xlink:type="simple" xlink:href="http://www.templatemonster.com/oscommerce-templates/15673.html"><text:span text:style-name="T1">oscommerce</text:span></text:a><text:a xlink:type="simple" xlink:href="http://www.templatemonster.com/oscommerce-templates/15673.html"><text:span text:style-name="T1">-</text:span></text:a><text:a xlink:type="simple" xlink:href="http://www.templatemonster.com/oscommerce-templates/15673.html"><text:span text:style-name="T1">templates</text:span></text:a><text:a xlink:type="simple" xlink:href="http://www.templatemonster.com/oscommerce-templates/15673.html"><text:span text:style-name="T1">/15673.</text:span></text:a><text:a xlink:type="simple" xlink:href="http://www.templatemonster.com/oscommerce-templates/15673.html"><text:span text:style-name="T1">html</text:span></text:a></text:p>
      <text:p text:style-name="P12"><text:tab/></text:p>
      <text:p text:style-name="P1"/>
      <text:list xml:id="list1516137411" text:style-name="LS7">
        <text:list-item>
          <text:p text:style-name="P50">PopUp con html, css y javascript, con un botón para cerrar.</text:p>
          <text:list>
            <text:list-item>
              <text:p text:style-name="P50">El popup debe tener un formulario de login</text:p>
            </text:list-item>
            <text:list-item>
              <text:p text:style-name="P50">El login se hace en otra página y luego se redirecciona a la página donde estaba.</text:p>
            </text:list-item>
          </text:list>
        </text:list-item>
        <text:list-item>
          <text:p text:style-name="P50">Crear un formulario de registro de Usuarios que sea en 3 pasos, el primer paso que solicite, Usuario y Password, en el segundo, Nombre y Apellidos y en el tercer paso, Provincia y Ciudad.</text:p>
        </text:list-item>
      </text:list>
      <text:list xml:id="list1831154158" text:style-name="LS8">
        <text:list-item>
          <text:p text:style-name="P51">Menu vertical con html, css y javascript, con botones para mostrar/ocultar submenu.</text:p>
        </text:list-item>
      </text:list>
      <text:p text:style-name="P1"/>
      <text:p text:style-name="P5"><text:bookmark text:name="h.ntians9tsrao"/><text:tab/>Algoritmos</text:p>
      <text:p text:style-name="P6"/>
      <text:list xml:id="list585776492" text:style-name="LS9">
        <text:list-item>
          <text:p text:style-name="P56">Se desea saber el promedio de notas que tiene un estudiante. Hasta la fecha ha cursado <text:s/>6 materias; además se quiere <text:s/>el número de materias reprobadas y el número de materias aprobadas.</text:p>
        </text:list-item>
      </text:list>
      <text:p text:style-name="P32"><text:soft-page-break/><text:tab/></text:p>
      <text:p text:style-name="P19"><text:span text:style-name="T3"><text:tab/></text:span><text:span text:style-name="T4">c = calificaciones obtenidas</text:span></text:p>
      <text:p text:style-name="P19"><text:span text:style-name="T3"><text:tab/></text:span><text:span text:style-name="T4">n = 6</text:span></text:p>
      <text:p text:style-name="P24"><text:tab/>ap = 0</text:p>
      <text:p text:style-name="P24"><text:tab/>rp = 0</text:p>
      <text:p text:style-name="P24"><text:tab/>total = 0</text:p>
      <text:list xml:id="list1625097531" text:continue-numbering="true" text:style-name="LS9">
        <text:list-header>
          <text:p text:style-name="P59">Para i=1 hasta n </text:p>
          <text:list>
            <text:list-header>
              <text:p text:style-name="P59">total = total + c[i]</text:p>
              <text:p text:style-name="P59">si c[i] &gt;= 6 entonces</text:p>
              <text:list>
                <text:list-header>
                  <text:p text:style-name="P59">ap = ap +1</text:p>
                </text:list-header>
              </text:list>
            </text:list-header>
          </text:list>
        </text:list-header>
      </text:list>
      <text:p text:style-name="P35"><text:tab/> <text:s text:c="4"/>else</text:p>
      <text:p text:style-name="P35"><text:tab/> <text:s text:c="10"/>rp = rp+1</text:p>
      <text:p text:style-name="P34"><text:span text:style-name="T4"><text:s text:c="5"/>Fin.</text:span><text:span text:style-name="T3"><text:line-break/></text:span><text:span text:style-name="T4">escribir (promedio es (total/n) aprobó ap y reprobó rp)</text:span></text:p>
      <text:p text:style-name="P36"><text:tab/></text:p>
      <text:p text:style-name="P36"/>
      <text:list xml:id="list9921840842" text:style-name="L1">
        <text:list-item>
          <text:p text:style-name="P58">Cambiar la rueda pinchada de un automóvil teniendo un gato mecánico en buen estado, una rueda de reemplazo y una llave inglesa.<text:line-break/></text:p>
        </text:list-item>
      </text:list>
      <text:p text:style-name="P18"><text:span text:style-name="T8"><text:tab/></text:span><text:span text:style-name="T9">Dado que la rueda de reemplazo y el gato ya están a la mano:</text:span></text:p>
      <text:p text:style-name="P29"><text:tab/>1.repetir hasta aflojar ligeramente los pernos de la llanta:</text:p>
      <text:p text:style-name="P29"/>
      <text:p text:style-name="P29"><text:tab/><text:tab/>Con la llave inglesa sujetar el perno</text:p>
      <text:p text:style-name="P29"><text:tab/><text:tab/>Girar en sentido contrario a las manecillas del reloj</text:p>
      <text:p text:style-name="P29"/>
      <text:p text:style-name="P28"><text:tab/>2. Colocar el gato debajo del soporte cercano a la llanta a cambiar</text:p>
      <text:p text:style-name="P28"><text:tab/>3. Levantar el carro</text:p>
      <text:p text:style-name="P28"><text:tab/>4. Terminar de aflojar los pernos</text:p>
      <text:p text:style-name="P28"><text:tab/>5. Quitar la llanta</text:p>
      <text:p text:style-name="P28"><text:tab/>6. Colocar la llanta de reemplazo y los pernos</text:p>
      <text:p text:style-name="P28"><text:tab/>7. Apretar los pernos</text:p>
      <text:p text:style-name="P28"><text:tab/>8. Bajar el carro</text:p>
      <text:p text:style-name="P28"><text:tab/>9. repetir hasta apretar por completo los pernos de la llanta:</text:p>
      <text:p text:style-name="P29"/>
      <text:p text:style-name="P29"><text:tab/><text:tab/>Con la llave inglesa sujetar el perno</text:p>
      <text:p text:style-name="P29"><text:tab/><text:tab/>Girar en sentido de las manecillas del reloj</text:p>
      <text:p text:style-name="P33"/>
      <text:p text:style-name="P33"/>
      <text:list xml:id="list326117379" text:continue-list="list1625097531" text:style-name="LS9">
        <text:list-item>
          <text:p text:style-name="P55">Dado un tiempo en segundos, calcular los segundos restantes que le<text:line-break/> correspondan para convertirse exactamente en minutos.<text:line-break/></text:p>
        </text:list-item>
      </text:list>
      <text:p text:style-name="P14"><text:span text:style-name="T3"><text:tab/></text:span><text:span text:style-name="T19">T = tiempo en segundos</text:span></text:p>
      <text:p text:style-name="P18"><text:soft-page-break/><text:span text:style-name="T5"><text:tab/></text:span><text:span text:style-name="T6">obtener el cociente de T/60</text:span></text:p>
      <text:p text:style-name="P25"><text:tab/>res = 60 - ( T – 60*cociente)</text:p>
      <text:p text:style-name="P25"><text:tab/>Los segundos que falta son res.</text:p>
      <text:p text:style-name="P31"/>
      <text:list xml:id="list1119069701" text:continue-numbering="true" text:style-name="LS9">
        <text:list-item>
          <text:p text:style-name="P57">Dado un tiempo en minutos, calcular los días, horas y minutos que<text:line-break/>le corresponden.</text:p>
          <text:p text:style-name="P60"/>
        </text:list-item>
      </text:list>
      <text:p text:style-name="P20"><text:span text:style-name="T3"><text:tab/></text:span><text:span text:style-name="T6">T= tiempo en minutos</text:span></text:p>
      <text:p text:style-name="P26"><text:tab/>dias = T/1440</text:p>
      <text:p text:style-name="P26"><text:tab/>T = T – (dias*1440)</text:p>
      <text:p text:style-name="P26"><text:tab/>horas = T/60</text:p>
      <text:p text:style-name="P26"><text:tab/>T = T – (horas*60)</text:p>
      <text:p text:style-name="P17"><text:span text:style-name="T20"><text:tab/></text:span><text:span text:style-name="T21">escribit( </text:span><text:span text:style-name="T20">El tiempo es dias, horas, T </text:span><text:span text:style-name="T21">)</text:span><text:span text:style-name="T3"><text:line-break/></text:span></text:p>
      <text:list xml:id="list1611312592" text:continue-numbering="true" text:style-name="LS9">
        <text:list-item>
          <text:p text:style-name="P55">A un <text:s/>trabajador le descuentan de su sueldo el 10% si su sueldo es<text:line-break/> menor o igual a 1000. por encima de 1000 y hasta 2000 el 5% del<text:line-break/> adicional, y por encima de 2000 el 3% del adicional. calcular el<text:line-break/> descuento y sueldo neto que recibe el trabajador dado su sueldo.</text:p>
        </text:list-item>
      </text:list>
      <text:p text:style-name="P3"/>
      <text:p text:style-name="P37"><text:tab/><text:span text:style-name="T23">S = sueldo</text:span></text:p>
      <text:p text:style-name="P38"><text:tab/>descuento = 0;</text:p>
      <text:p text:style-name="P38"><text:tab/>Si S &lt;=1,000 entonces</text:p>
      <text:p text:style-name="P38"><text:tab/><text:tab/>descuento = S*0.10</text:p>
      <text:p text:style-name="P38"><text:tab/>Si S &gt; 1,000 y &lt;=2,000</text:p>
      <text:p text:style-name="P39"><text:span text:style-name="T24"><text:tab/><text:tab/>descuento = <text:s/></text:span><text:span text:style-name="T25">1,000*0.10 +</text:span><text:span text:style-name="T24"> </text:span><text:span text:style-name="T25">(S-1,000)*0.05</text:span></text:p>
      <text:p text:style-name="P40"><text:tab/>Si S &gt; 2,000</text:p>
      <text:p text:style-name="P40"><text:tab/><text:tab/>descuento = 1,000*0.10 + 1,000*0.05 + (S-2000)*0.03</text:p>
      <text:p text:style-name="P39"><text:tab/><text:span text:style-name="T25">escribir( El descuento es de descuento y el salario neto es (S-descuento) )</text:span></text:p>
      <text:p text:style-name="P37"/>
      <text:list xml:id="list2179306634" text:continue-numbering="true" text:style-name="LS9">
        <text:list-item>
          <text:p text:style-name="P55">Indicar si una cadena es palíndromo.</text:p>
        </text:list-item>
      </text:list>
      <text:p text:style-name="P31"/>
      <text:p text:style-name="P14"><text:span text:style-name="T3"><text:tab/></text:span><text:span text:style-name="T22">Cad = cadena</text:span></text:p>
      <text:p text:style-name="P18"><text:span text:style-name="T3"><text:tab/></text:span><text:span text:style-name="T7">I=1</text:span></text:p>
      <text:p text:style-name="P27"><text:tab/>j=longitud de Cad</text:p>
      <text:p text:style-name="P27"><text:tab/>terminar=1</text:p>
      <text:p text:style-name="P18"><text:span text:style-name="T3"><text:tab/></text:span><text:span text:style-name="T7">mientras I&lt;j :</text:span></text:p>
      <text:p text:style-name="P27"><text:tab/><text:tab/>si (cad[i] no es igual cad[j]) entonces</text:p>
      <text:p text:style-name="P27"><text:tab/><text:tab/><text:tab/>escribir(“no es palindromo”)</text:p>
      <text:p text:style-name="P27"><text:tab/><text:tab/><text:tab/>terminar=0;</text:p>
      <text:p text:style-name="P27"><text:tab/><text:tab/>I++</text:p>
      <text:p text:style-name="P27"><text:tab/><text:tab/>j--</text:p>
      <text:p text:style-name="P18"><text:span text:style-name="T3"><text:tab/></text:span><text:span text:style-name="T7">si terminar == 1 entonces</text:span></text:p>
      <text:p text:style-name="P27"><text:soft-page-break/><text:tab/><text:tab/>escribir (“si es palindromo”)</text:p>
      <text:p text:style-name="P31"/>
      <text:list xml:id="list1067642792" text:continue-numbering="true" text:style-name="LS9">
        <text:list-item>
          <text:p text:style-name="P52"><text:span text:style-name="T3">Implementar</text:span><text:span text:style-name="T3"> </text:span><text:span text:style-name="T3">una</text:span><text:span text:style-name="T3"> </text:span><text:span text:style-name="T3">función</text:span><text:span text:style-name="T3"> </text:span><text:span text:style-name="T3">que</text:span><text:span text:style-name="T3"> </text:span><text:span text:style-name="T3">me</text:span><text:span text:style-name="T3"> </text:span><text:span text:style-name="T3">regrese</text:span><text:span text:style-name="T3"> </text:span><text:span text:style-name="T3">la</text:span><text:span text:style-name="T3"> </text:span><text:span text:style-name="T3">palabra</text:span><text:span text:style-name="T3"> </text:span><text:span text:style-name="T3">más</text:span><text:span text:style-name="T3"> </text:span><text:span text:style-name="T3">cercana</text:span><text:span text:style-name="T3"> </text:span><text:span text:style-name="T3">introducida</text:span><text:span text:style-name="T3"> </text:span><text:span text:style-name="T3">como</text:span><text:span text:style-name="T3"> </text:span><text:span text:style-name="T3">parámetro</text:span><text:span text:style-name="T3"> </text:span><text:span text:style-name="T3">dentro</text:span><text:span text:style-name="T3"> </text:span><text:span text:style-name="T3">de</text:span><text:span text:style-name="T3"> </text:span><text:span text:style-name="T3">un</text:span><text:span text:style-name="T3"> </text:span><text:span text:style-name="T3">conjunto</text:span><text:span text:style-name="T3"> </text:span><text:span text:style-name="T3">de</text:span><text:span text:style-name="T3"> </text:span><text:span text:style-name="T3">palabras</text:span><text:span text:style-name="T3"> (</text:span><text:span text:style-name="T3">array</text:span><text:span text:style-name="T3">) </text:span><text:span text:style-name="T3">existente</text:span><text:span text:style-name="T3">. </text:span><text:span text:style-name="T3">Ejemplo</text:span><text:span text:style-name="T3">:</text:span></text:p>
        </text:list-item>
      </text:list>
      <text:p text:style-name="P9"><text:span text:style-name="T12">function</text:span><text:span text:style-name="T12"> </text:span><text:span text:style-name="T12">masCercana</text:span><text:span text:style-name="T12">(</text:span><text:span text:style-name="T12">array</text:span><text:span text:style-name="T12"> </text:span><text:span text:style-name="T12">palabras</text:span><text:span text:style-name="T12">, </text:span><text:span text:style-name="T12">palabra</text:span><text:span text:style-name="T12">){</text:span></text:p>
      <text:p text:style-name="P10"><text:tab/></text:p>
      <text:p text:style-name="P13"><text:span text:style-name="T12">return</text:span><text:span text:style-name="T12"> </text:span><text:span text:style-name="T12">palabraMasCercana</text:span><text:span text:style-name="T12">;</text:span></text:p>
      <text:p text:style-name="P10">}</text:p>
      <text:p text:style-name="P9"><text:span text:style-name="T12">echo</text:span><text:span text:style-name="T12"> </text:span><text:span text:style-name="T12">masCercana</text:span><text:span text:style-name="T12">(</text:span><text:span text:style-name="T12">array</text:span><text:span text:style-name="T12">(‘</text:span><text:span text:style-name="T12">impreso</text:span><text:span text:style-name="T12">’,’</text:span><text:span text:style-name="T12">jorge</text:span><text:span text:style-name="T12">’,’</text:span><text:span text:style-name="T12">impresion</text:span><text:span text:style-name="T12">’),‘</text:span><text:span text:style-name="T12">imprecion</text:span><text:span text:style-name="T12">’); // </text:span><text:span text:style-name="T12">resultado</text:span><text:span text:style-name="T12">: </text:span><text:span text:style-name="T12">impresion</text:span></text:p>
      <text:p text:style-name="P3"/>
      <text:p text:style-name="P3"/>
      <text:p text:style-name="P3"/>
      <text:p text:style-name="P9"/>
      <text:p text:style-name="P9"/>
      <text:p text:style-name="P9"/>
      <text:p text:style-name="P9"/>
      <text:p text:style-name="P9"/>
      <text:p text:style-name="P6"/>
      <text:p text:style-name="P6"><text:tab/> <text:tab/> <text:tab/> <text:tab/></text:p>
      <text:p text:style-name="P2"><text:span text:style-name="T10">NOMENCLATURA</text:span><text:span text:style-name="T10"> </text:span><text:span text:style-name="T10">DE</text:span><text:span text:style-name="T10"> </text:span><text:span text:style-name="T10">TABLAS</text:span></text:p>
      <text:p text:style-name="P4"/>
      <text:list xml:id="list1338289000" text:style-name="LS10">
        <text:list-item>
          <text:p text:style-name="P53">Los nombres de las <text:span text:style-name="T10">tablas</text:span> deben ser en <text:span text:style-name="T10">MAYÚSCULAS</text:span><text:span text:style-name="T10"> </text:span>y deben ser en <text:span text:style-name="T10">singular</text:span>, las palabras se separan por <text:span text:style-name="T10">guión</text:span><text:span text:style-name="T10"> </text:span><text:span text:style-name="T10">bajo</text:span>.</text:p>
        </text:list-item>
        <text:list-item>
          <text:p text:style-name="P53">Los nombres de las <text:span text:style-name="T10">columnas</text:span> deben ser en <text:span text:style-name="T10">singular</text:span>, la <text:span text:style-name="T10">primer</text:span><text:span text:style-name="T10"> </text:span><text:span text:style-name="T10">letra</text:span> debe ser <text:span text:style-name="T10">Mayúscula</text:span> y <text:span text:style-name="T10">el</text:span><text:span text:style-name="T10"> </text:span><text:span text:style-name="T10">resto</text:span> en <text:span text:style-name="T10">minúsculas</text:span>, separando las palabras con <text:span text:style-name="T10">guión</text:span><text:span text:style-name="T10"> </text:span><text:span text:style-name="T10">bajo</text:span>.</text:p>
        </text:list-item>
        <text:list-item>
          <text:p text:style-name="P54">Todas las tablas deben tener una columna <text:span text:style-name="T10">Id</text:span> de tipo <text:span text:style-name="T10">int</text:span><text:span text:style-name="T10">(8)</text:span> <text:tab/>que es la <text:span text:style-name="T10">primary</text:span><text:span text:style-name="T10"> </text:span><text:span text:style-name="T10">key</text:span> con <text:span text:style-name="T10">auto</text:span><text:span text:style-name="T10">_</text:span><text:span text:style-name="T10">increment</text:span></text:p>
        </text:list-item>
        <text:list-item>
          <text:p text:style-name="P54">Todas las tablas deben tener una columna <text:span text:style-name="T10">Nombre</text:span><text:span text:style-name="T10"> </text:span>y debe ser <text:span text:style-name="T10">varchar</text:span> del tamaño que se necesite</text:p>
        </text:list-item>
        <text:list-item>
          <text:p text:style-name="P54">Todas las tablas deben tener una columna <text:span text:style-name="T10">Estado</text:span> de tipo <text:tab/><text:span text:style-name="T10">int</text:span><text:span text:style-name="T10">(1) </text:span>que se utiliza para la <text:span text:style-name="T10">eliminación</text:span><text:span text:style-name="T10"> </text:span><text:span text:style-name="T10">lógica</text:span><text:span text:style-name="T10"> </text:span><text:span text:style-name="T10">de</text:span><text:span text:style-name="T10"> </text:span><text:span text:style-name="T10">registros</text:span>, NUNCA SE DEBE HACER UN <text:span text:style-name="T10">DELETE</text:span>. <text:tab/></text:p>
        </text:list-item>
        <text:list-item>
          <text:p text:style-name="P54">En la comuna <text:span text:style-name="T10">Estado</text:span> el <text:span text:style-name="T10">1</text:span> significa “Activo”, el <text:span text:style-name="T10">0</text:span> “Eliminado” y para algunos casos pueden utilizarse otros Estados, ejemplo: 3 para “Eliminado temporalmente”, 4 para “En <text:tab/>uso”, etc.</text:p>
        </text:list-item>
        <text:list-item>
          <text:p text:style-name="P54">Las <text:span text:style-name="T10">columnas</text:span> que hagan <text:span text:style-name="T10">referencia</text:span> a otra <text:span text:style-name="T10">tabla</text:span> (llaves foráneas), deben ser de tipo <text:span text:style-name="T10">int</text:span><text:span text:style-name="T10">(8) </text:span>y deben comenzar con <text:span text:style-name="T10">Id</text:span><text:span text:style-name="T10"> </text:span>seguido por el nombre de la tabla a la que hacen referencia, sin espacio entre <text:span text:style-name="T10">Id</text:span> y el nombre, y con la primer letra del nombre de la tabla en mayúscula, el resto del nombre deber ser como esta definido para los nombres de las columnas. Ejemplo: <text:span text:style-name="T10">IdCategoria</text:span><text:span text:style-name="T10"> </text:span>hace referencia al Id de la tabla <text:span text:style-name="T10">CATEGORIA</text:span></text:p>
        </text:list-item>
        <text:list-item>
          <text:p text:style-name="P54"><text:tab/></text:p>
        </text:list-item>
        <text:list-item>
          <text:p text:style-name="P53">FILE_</text:p>
        </text:list-item>
        <text:list-item>
          <text:p text:style-name="P54">SINO_</text:p>
        </text:list-item>
        <text:list-item>
          <text:p text:style-name="P54">Orden</text:p>
        </text:list-item>
        <text:list-item>
          <text:p text:style-name="P54">Descripcion (blob o text)</text:p>
        </text:list-item>
      </text:list>
      <text:p text:style-name="P6"/>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9Level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
    <meta:initial-creator/>
    <meta:editing-cycles>7</meta:editing-cycles>
    <dc:date>2013-02-01T17:52:40</dc:date>
    <meta:editing-duration>PT2H10M51S</meta:editing-duration>
    <meta:document-statistic meta:table-count="0" meta:image-count="0" meta:object-count="0" meta:page-count="9" meta:paragraph-count="189" meta:word-count="2105" meta:character-count="12350" meta:non-whitespace-character-count="10333"/>
  </office:meta>
</office:document-meta>
</file>